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E000001D393E34D727F83DA58.png" manifest:media-type="image/png"/>
  <manifest:file-entry manifest:full-path="Pictures/1000B4CF000081890000388EE69E3BF8A9222F91.svg" manifest:media-type="image/svg+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786cm"/>
    </style:style>
    <style:style style:name="P1" style:family="paragraph">
      <loext:graphic-properties draw:fill="none"/>
      <style:paragraph-properties fo:text-align="center"/>
      <style:text-properties fo:font-size="22pt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8.294cm" svg:x="0.051cm" svg:y="0.365cm">
          <draw:image xlink:href="Pictures/1000B4CF000081890000388EE69E3BF8A9222F91.svg" xlink:type="simple" xlink:show="embed" xlink:actuate="onLoad">
            <text:p/>
          </draw:image>
          <draw:image xlink:href="Pictures/100002010000042E000001D393E34D727F83DA58.png" xlink:type="simple" xlink:show="embed" xlink:actuate="onLoad"/>
        </draw:frame>
        <draw:custom-shape draw:style-name="gr2" draw:text-style-name="P2" draw:layer="layout" svg:width="2.286cm" svg:height="1.27cm" svg:x="0.111cm" svg:y="7.47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fill-image-width="0cm" draw:fill-image-height="0cm"/>
      <style:text-properties fo:font-size="24pt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0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7T00:48:17.570166391</meta:creation-date>
    <dc:date>2016-05-07T11:13:21.672864041</dc:date>
    <meta:editing-duration>PT1H54M1S</meta:editing-duration>
    <meta:editing-cycles>2</meta:editing-cycles>
    <meta:generator>LibreOffice/5.1.1.1$Linux_X86_64 LibreOffice_project/10m0$Build-1</meta:generator>
    <meta:document-statistic meta:object-count="2"/>
  </office:meta>
</office:document-meta>
</file>